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Water" style:base-cell-address="BaseTerrain.A1"/>
    </style:style>
    <style:style style:name="ce2" style:family="table-cell" style:parent-style-name="Peak">
      <style:map style:condition="cell-content()=0" style:apply-style-name="Water" style:base-cell-address="BaseTerrain.A1"/>
    </style:style>
  </office:automatic-styles>
  <office:body>
    <office:spreadsheet>
      <table:calculation-settings table:automatic-find-labels="false" table:use-regular-expressions="false" table:use-wildcards="true"/>
      <table:table table:name="BaseTerrain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seTerrain.A1:BaseTerrain.AMJ1048576">
            <calcext:condition calcext:apply-style-name="Water" calcext:value="=0" calcext:base-cell-address="BaseTerrain.A1"/>
          </calcext:conditional-format>
          <calcext:conditional-format calcext:target-range-address="BaseTerrain.A1:BaseTerrain.AMJ1048576">
            <calcext:condition calcext:apply-style-name="Land" calcext:value="=1" calcext:base-cell-address="BaseTerrain.A1"/>
          </calcext:conditional-format>
          <calcext:conditional-format calcext:target-range-address="BaseTerrain.A1:BaseTerrain.AMJ1048576">
            <calcext:condition calcext:apply-style-name="Peak" calcext:value="=2" calcext:base-cell-address="BaseTerrain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ater" style:family="table-cell" style:parent-style-name="Default">
      <style:table-cell-properties fo:background-color="#b4c7dc"/>
    </style:style>
    <style:style style:name="Land" style:family="table-cell" style:parent-style-name="Default">
      <style:table-cell-properties fo:background-color="#afd095"/>
    </style:style>
    <style:style style:name="Peak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01:16:43.264000000</dc:date>
    <meta:editing-duration>PT28S</meta:editing-duration>
    <meta:editing-cycles>1</meta:editing-cycles>
    <meta:document-statistic meta:table-count="1" meta:cell-count="12000" meta:object-count="0"/>
    <meta:generator>LibreOffice/7.3.4.2$Windows_X86_64 LibreOffice_project/728fec16bd5f605073805c3c9e7c4212a0120dc5</meta:generator>
  </office:meta>
</office:document-meta>
</file>